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747c" officeooo:paragraph-rsid="0004747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48b4c" officeooo:paragraph-rsid="00048b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48b4c" officeooo:paragraph-rsid="00048b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63c41" officeooo:paragraph-rsid="00063c4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63c41" officeooo:paragraph-rsid="00063c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6aae4" officeooo:paragraph-rsid="0006aa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8909d" officeooo:paragraph-rsid="0008909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aae4" officeooo:paragraph-rsid="0006aae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63c41" officeooo:paragraph-rsid="00063c4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6c63d" officeooo:paragraph-rsid="0006c63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798a3" officeooo:paragraph-rsid="000798a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84112" officeooo:paragraph-rsid="000841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8909d" officeooo:paragraph-rsid="000890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6f307" officeooo:paragraph-rsid="0006f30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48b4c" officeooo:paragraph-rsid="0004747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48b4c" officeooo:paragraph-rsid="00048b4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06aae4" officeooo:paragraph-rsid="0006aae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06aae4" officeooo:paragraph-rsid="0008909d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63c41" officeooo:paragraph-rsid="00063c41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6pt" fo:font-weight="bold" officeooo:rsid="0004747c" officeooo:paragraph-rsid="0004747c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8909d" officeooo:paragraph-rsid="0009e744" style:text-blinking="fals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e744" officeooo:paragraph-rsid="0009e744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93b91" officeooo:paragraph-rsid="00093b91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798a3" officeooo:paragraph-rsid="000798a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31" style:family="paragraph" style:parent-style-name="Heading_20_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ae4" officeooo:paragraph-rsid="0006aae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2pt" fo:font-weight="normal" officeooo:rsid="0006c63d" officeooo:paragraph-rsid="0006c63d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line-height="115%"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line-height="150%" fo:text-align="justify" style:justify-single-word="false"/>
      <style:text-properties fo:font-size="12pt" fo:font-weight="normal" officeooo:rsid="0015bfa8" officeooo:paragraph-rsid="0015bfa8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2pt" fo:font-weight="normal" officeooo:rsid="00176bf6" officeooo:paragraph-rsid="00176bf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176bf6" officeooo:paragraph-rsid="00176bf6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2pt" fo:font-weight="normal" officeooo:rsid="0018cbb8" officeooo:paragraph-rsid="0018cbb8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2pt" fo:font-weight="normal" officeooo:rsid="0006f307" officeooo:paragraph-rsid="0006f307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2pt" fo:font-weight="normal" officeooo:rsid="000798a3" officeooo:paragraph-rsid="000798a3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2pt" fo:font-weight="normal" officeooo:rsid="00084112" officeooo:paragraph-rsid="0008411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font-size="12pt" fo:font-weight="normal" officeooo:rsid="0014a88e" officeooo:paragraph-rsid="0014a88e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line-height="150%" fo:text-align="justify" style:justify-single-word="false"/>
      <style:text-properties fo:font-size="12pt" fo:font-weight="normal" officeooo:rsid="0014a88e" officeooo:paragraph-rsid="0014a88e" style:font-size-asian="10.5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line-height="100%" fo:text-align="justify" style:justify-single-word="false"/>
      <style:text-properties fo:font-size="12pt" fo:font-weight="normal" officeooo:rsid="0014a88e" officeooo:paragraph-rsid="0014a88e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justify" style:justify-single-word="false"/>
      <style:text-properties fo:font-variant="normal" fo:text-transform="none" fo:color="#333333" style:font-name="sans-serif" fo:font-size="12pt" fo:letter-spacing="normal" fo:font-style="normal" fo:font-weight="normal" officeooo:rsid="0008909d" officeooo:paragraph-rsid="0009e744" style:font-size-asian="10.5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909d" officeooo:paragraph-rsid="0009e744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e744" officeooo:paragraph-rsid="0009e744" style:font-size-asian="12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line-height="150%" fo:text-align="justify" style:justify-single-word="false"/>
      <style:text-properties fo:font-variant="normal" fo:text-transform="none" fo:letter-spacing="normal" fo:font-style="normal" fo:font-weight="normal" officeooo:paragraph-rsid="0015bfa8"/>
    </style:style>
    <style:style style:name="P51" style:family="paragraph" style:parent-style-name="Standard" style:list-style-name="L7">
      <style:paragraph-properties fo:line-height="150%" fo:text-align="justify" style:justify-single-word="false"/>
      <style:text-properties fo:font-variant="normal" fo:text-transform="none" fo:letter-spacing="normal" fo:font-style="normal" fo:font-weight="normal" officeooo:rsid="0017fed9" officeooo:paragraph-rsid="0017fed9"/>
    </style:style>
    <style:style style:name="P52" style:family="paragraph" style:parent-style-name="Standard">
      <style:paragraph-properties fo:text-align="justify" style:justify-single-word="false"/>
      <style:text-properties fo:font-size="14pt" fo:font-weight="bold" officeooo:rsid="0014a88e" officeooo:paragraph-rsid="0014a88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fo:font-size="14pt" fo:font-weight="bold" officeooo:rsid="0014a88e" officeooo:paragraph-rsid="0014a88e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fo:font-size="14pt" fo:font-weight="bold" officeooo:rsid="0015bfa8" officeooo:paragraph-rsid="0015bfa8" style:font-size-asian="14pt" style:font-weight-asian="bold" style:font-size-complex="14pt" style:font-weight-complex="bold"/>
    </style:style>
    <style:style style:name="P55" style:family="paragraph" style:parent-style-name="Text_20_body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P56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58" style:family="paragraph" style:parent-style-name="Text_20_body" style:list-style-name="L8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628d8" officeooo:paragraph-rsid="001628d8" style:font-size-asian="14pt" style:font-weight-asian="bold" style:font-size-complex="14pt" style:font-weight-complex="bold"/>
    </style:style>
    <style:style style:name="P61" style:family="paragraph" style:parent-style-name="Text_20_body" style:list-style-name="L4">
      <style:paragraph-properties fo:text-align="justify" style:justify-single-word="false"/>
      <style:text-properties officeooo:rsid="000d5dd9" officeooo:paragraph-rsid="000d5dd9"/>
    </style:style>
    <style:style style:name="P62" style:family="paragraph" style:parent-style-name="Text_20_body" style:list-style-name="L4">
      <style:paragraph-properties fo:text-align="justify" style:justify-single-word="false"/>
      <style:text-properties officeooo:rsid="000e61dc" officeooo:paragraph-rsid="000e61dc"/>
    </style:style>
    <style:style style:name="P63" style:family="paragraph" style:parent-style-name="Text_20_body" style:list-style-name="L4">
      <style:paragraph-properties fo:text-align="justify" style:justify-single-word="false"/>
      <style:text-properties officeooo:rsid="000f1fe0" officeooo:paragraph-rsid="000f1fe0"/>
    </style:style>
    <style:style style:name="P64" style:family="paragraph" style:parent-style-name="Text_20_body">
      <style:paragraph-properties fo:text-align="justify" style:justify-single-word="false"/>
      <style:text-properties officeooo:rsid="00128360" officeooo:paragraph-rsid="00128360"/>
    </style:style>
    <style:style style:name="P65" style:family="paragraph" style:parent-style-name="Text_20_body" style:list-style-name="L4">
      <style:paragraph-properties fo:text-align="justify" style:justify-single-word="false"/>
      <style:text-properties officeooo:rsid="0015bfa8" officeooo:paragraph-rsid="0015bfa8"/>
    </style:style>
    <style:style style:name="P66" style:family="paragraph" style:parent-style-name="Text_20_body" style:list-style-name="L4">
      <style:paragraph-properties fo:text-align="justify" style:justify-single-word="false"/>
      <style:text-properties officeooo:rsid="00176bf6" officeooo:paragraph-rsid="00176bf6"/>
    </style:style>
    <style:style style:name="P67" style:family="paragraph" style:parent-style-name="Text_20_body" style:list-style-name="L4">
      <style:paragraph-properties fo:text-align="justify" style:justify-single-word="false"/>
      <style:text-properties officeooo:rsid="0017fed9" officeooo:paragraph-rsid="0017fed9"/>
    </style:style>
    <style:style style:name="P68" style:family="paragraph" style:parent-style-name="Heading_20_1" style:list-style-name="L3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ae4" officeooo:paragraph-rsid="000798a3" style:font-size-asian="12pt" style:font-weight-asian="normal" style:font-size-complex="12pt" style:font-weight-complex="normal"/>
    </style:style>
    <style:style style:name="P69" style:family="paragraph" style:parent-style-name="Heading_20_1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P70" style:family="paragraph" style:parent-style-name="Heading_20_1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71" style:family="paragraph" style:parent-style-name="Heading_20_1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5dd9" officeooo:paragraph-rsid="000d5dd9" style:font-size-asian="12pt" style:font-weight-asian="normal" style:font-size-complex="12pt" style:font-weight-complex="normal"/>
    </style:style>
    <style:style style:name="P72" style:family="paragraph" style:parent-style-name="Heading_20_1" style:list-style-name="L4">
      <style:paragraph-properties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T1" style:family="text">
      <style:text-properties officeooo:rsid="0006f307"/>
    </style:style>
    <style:style style:name="T2" style:family="text">
      <style:text-properties officeooo:rsid="000798a3"/>
    </style:style>
    <style:style style:name="T3" style:family="text">
      <style:text-properties fo:color="#000000" style:text-line-through-style="none" style:text-line-through-type="none" style:font-name="Liberation Serif" style:text-underline-style="none" style:text-blinking="false" style:font-size-asian="12pt"/>
    </style:style>
    <style:style style:name="T4" style:family="text">
      <style:text-properties officeooo:rsid="00176bf6"/>
    </style:style>
    <style:style style:name="T5" style:family="text">
      <style:text-properties fo:font-size="12pt" officeooo:rsid="0015bfa8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rticles </text:p>
      <text:p text:style-name="P15"/>
      <text:p text:style-name="P4">Sensors — <text:span text:style-name="T1">MDPI</text:span> </text:p>
      <text:p text:style-name="P5"/>
      <text:list xml:id="list7434416006619460568" text:style-name="L1">
        <text:list-item>
          <text:p text:style-name="P32">A Comparative Analysis between Active and Passive Techniques for Underwater 3D Reconstruction of Close-Range Objects</text:p>
          <text:p text:style-name="P32"/>
        </text:list-item>
        <text:list-item>
          <text:p text:style-name="P38">Multibeam 3D Underwater SLAM with Probabilistic Registration</text:p>
        </text:list-item>
      </text:list>
      <text:p text:style-name="P39"/>
      <text:list xml:id="list171755750133841" text:continue-numbering="true" text:style-name="L1">
        <text:list-item>
          <text:p text:style-name="P38">Autonomous Underwater Navigation and Optical Mapping in Unknown Natural Environments</text:p>
          <text:p text:style-name="P38"/>
        </text:list-item>
        <text:list-item>
          <text:p text:style-name="P40">An Alignment Method for the Integration of Underwater 3D Data Captured by a Stereovision System and an Acoustic Camera</text:p>
        </text:list-item>
      </text:list>
      <text:p text:style-name="P3"/>
      <text:p text:style-name="P5">Elsevier –<text:span text:style-name="T1"> Science Direct</text:span></text:p>
      <text:p text:style-name="P5"/>
      <text:list xml:id="list474716159424845343" text:style-name="L2">
        <text:list-item>
          <text:p text:style-name="P33">Augmented reality visualization of scene depth foi aiding ROV pilots in underwater manipulation</text:p>
        </text:list-item>
      </text:list>
      <text:p text:style-name="P9"/>
      <text:list xml:id="list171757263540414" text:continue-numbering="true" text:style-name="L2">
        <text:list-item>
          <text:p text:style-name="P33">Autonomous detection, following and mapping of an underwater chain using sonar</text:p>
        </text:list-item>
      </text:list>
      <text:p text:style-name="P9"/>
      <text:list xml:id="list171757584532170" text:continue-numbering="true" text:style-name="L2">
        <text:list-item>
          <text:p text:style-name="P34">Performance Evaluation of a Low-Cost Stereo Vision System for Underwater Object Detection</text:p>
        </text:list-item>
      </text:list>
      <text:p text:style-name="P10"/>
      <text:list xml:id="list171756536716702" text:continue-numbering="true" text:style-name="L2">
        <text:list-item>
          <text:p text:style-name="P41">Pose Estimation Considering an Uncertainly Model of Stereo Vision for In-Water Ship Hull inspection</text:p>
        </text:list-item>
      </text:list>
      <text:p text:style-name="P14"/>
      <text:list xml:id="list171757255542229" text:continue-numbering="true" text:style-name="L2">
        <text:list-item>
          <text:p text:style-name="P42">Semantic SLAM for AUV using object recognition from point clouds</text:p>
        </text:list-item>
      </text:list>
      <text:p text:style-name="P11"/>
      <text:list xml:id="list171757377708945" text:continue-numbering="true" text:style-name="L2">
        <text:list-item>
          <text:p text:style-name="P42">Short-Range Sensor for Underwater Robot Navigation using Line-lasers and Vision</text:p>
        </text:list-item>
      </text:list>
      <text:p text:style-name="P11"/>
      <text:list xml:id="list171757268747550" text:continue-numbering="true" text:style-name="L2">
        <text:list-item>
          <text:p text:style-name="P42">State of the art and applications in archaeological underwater 3D recording and mapping</text:p>
        </text:list-item>
      </text:list>
      <text:p text:style-name="P11"/>
      <text:list xml:id="list171756184237585" text:continue-numbering="true" text:style-name="L2">
        <text:list-item>
          <text:p text:style-name="P42">Stereo-Vision Graph-SLAM for Robust Navigation of the AUV SPARUS II</text:p>
        </text:list-item>
      </text:list>
      <text:p text:style-name="P11"/>
      <text:list xml:id="list171756915541511" text:continue-numbering="true" text:style-name="L2">
        <text:list-item>
          <text:p text:style-name="P43">Vision-based object detection and tracking for autonomous navigation of underwater robots</text:p>
        </text:list-item>
      </text:list>
      <text:p text:style-name="P12"/>
      <text:list xml:id="list171757470356287" text:continue-numbering="true" text:style-name="L2">
        <text:list-item>
          <text:p text:style-name="P43">Visual sensing for autonomous underwater exoploration and intervention tasks </text:p>
        </text:list-item>
      </text:list>
      <text:p text:style-name="P17"/>
      <text:p text:style-name="P17"/>
      <text:p text:style-name="P6">International Journal of Advanced Robotic Systems – <text:span text:style-name="T2">Sage Journals</text:span></text:p>
      <text:p text:style-name="P21"/>
      <text:list xml:id="list5522131140851955919" text:style-name="L3">
        <text:list-item>
          <text:p text:style-name="P35">Investigation of Vision-based Underwater Object Detection with Multiple Datasets</text:p>
        </text:list-item>
        <text:list-item>
          <text:h text:style-name="P68" text:outline-level="1">Swarm Underwater Acoustic 3D Localization: Kalman vs Monte Carlo</text:h>
        </text:list-item>
        <text:list-item>
          <text:p text:style-name="P36">A surface reconstruction method for in-detail underwater 3D optical mapping</text:p>
        </text:list-item>
      </text:list>
      <text:p text:style-name="P19"/>
      <text:p text:style-name="P19"/>
      <text:p text:style-name="P7">IEEE Xplore</text:p>
      <text:p text:style-name="P13"><text:soft-page-break/></text:p>
      <text:list xml:id="list7930847669166477863" text:style-name="L4">
        <text:list-item>
          <text:p text:style-name="P47"><text:bookmark text:name="file-link"/><text:a xlink:type="simple" xlink:href="https://ieeexplore-ieee-org.ez1.periodicos.capes.gov.br/ielx7/7589475/7625726/07625763.pdf?tp=&amp;arnumber=7625763&amp;isnumber=7625726" text:style-name="Internet_20_link" text:visited-style-name="Visited_20_Internet_20_Link"><text:span text:style-name="T3">Development of underwater terrain's depth map representation method based on occupancy grids with 3D point cloud from polar sonar sensor system</text:span></text:a></text:p>
        </text:list-item>
      </text:list>
      <text:p text:style-name="P25"/>
      <text:list xml:id="list171755876846664" text:continue-numbering="true" text:style-name="L4">
        <text:list-item>
          <text:p text:style-name="P48">Underwater pose estimation relative to planar hull surface using stereo vision</text:p>
        </text:list-item>
      </text:list>
      <text:p text:style-name="P26"/>
      <text:list xml:id="list171756788235200" text:continue-numbering="true" text:style-name="L4">
        <text:list-item>
          <text:p text:style-name="P49">Using a Time of Flight method for underwater 3-dimensional depth measurements and point cloud imaging</text:p>
        </text:list-item>
      </text:list>
      <text:p text:style-name="P26"/>
      <text:list xml:id="list171757609516567" text:continue-numbering="true" text:style-name="L4">
        <text:list-item>
          <text:p text:style-name="P49">Automated point cloud correspondence detection for underwater mapping using AUVs</text:p>
        </text:list-item>
        <text:list-item>
          <text:h text:style-name="P72" text:outline-level="1">Vision based obstacle avoidance and motion tracking for autonomous behaviors in underwater vehicles <text:s/></text:h>
        </text:list-item>
        <text:list-item>
          <text:h text:style-name="P69" text:outline-level="1">Optimal Strategy for Seabed 3D Mapping of AUV Based on Imaging Sonar</text:h>
        </text:list-item>
        <text:list-item>
          <text:p text:style-name="P55">Underwater 3D Structures as Semantic Landmarks in SONAR Mapping</text:p>
        </text:list-item>
        <text:list-item>
          <text:p text:style-name="P56">Structured light and stereo vision for underwater 3D reconstruction </text:p>
        </text:list-item>
        <text:list-item>
          <text:h text:style-name="P70" text:outline-level="1">Profiling and Imaging Sonar Fusion Based 3D Normal Distribution Transform Mapping for AUV Application</text:h>
        </text:list-item>
        <text:list-item>
          <text:h text:style-name="P70" text:outline-level="1">On the development of a framework for underwater localization using all-source data</text:h>
        </text:list-item>
        <text:list-item>
          <text:h text:style-name="P70" text:outline-level="1">Surface reconstruction of ancient water storage systems an approach for sparse 3D sonar scans and fused stereo images</text:h>
        </text:list-item>
        <text:list-item>
          <text:p text:style-name="P61">Stereo visual SLAM system in underwater environment</text:p>
        </text:list-item>
        <text:list-item>
          <text:h text:style-name="P71" text:outline-level="1">Multi-altitude multi-sensor fusion framework for AUV exploration and survey</text:h>
        </text:list-item>
        <text:list-item>
          <text:p text:style-name="P62">Experiments with Underwater Robot Localization and Tracking</text:p>
        </text:list-item>
        <text:list-item>
          <text:p text:style-name="P63">AUV-Based Underwater 3-D Point Cloud Generation Using Acoustic Lens-Based Multibeam Sonar</text:p>
        </text:list-item>
        <text:list-item>
          <text:p text:style-name="P63">Stereo-vision based autonomous underwater navigation – The platform SARSTION</text:p>
        </text:list-item>
        <text:list-item>
          <text:p text:style-name="P63">Underwater Computer Vision of the ZEABUS AUV</text:p>
        </text:list-item>
        <text:list-item>
          <text:p text:style-name="P63">Autonomous inspection an underwater 3D LiDAR</text:p>
        </text:list-item>
        <text:list-item>
          <text:p text:style-name="P65">Real-time SLAM with Piecewise-planar Surface Models and Sparse 3D Point Clouds</text:p>
        </text:list-item>
        <text:list-item>
          <text:p text:style-name="P66">Underwater Laser-based Structured Light System for One-Shot 3D Reconstruction</text:p>
        </text:list-item>
        <text:list-item>
          <text:p text:style-name="P66">GRASPER: A Multisensory Based Manipulation System for Underwater Operations</text:p>
        </text:list-item>
        <text:list-item>
          <text:p text:style-name="P67"/>
          <text:p text:style-name="P65"/>
        </text:list-item>
      </text:list>
      <text:p text:style-name="P64"/>
      <text:p text:style-name="P52"><text:soft-page-break/>ResearchGate</text:p>
      <text:p text:style-name="P53"/>
      <text:list xml:id="list4434293032976549180" text:style-name="L5">
        <text:list-item>
          <text:p text:style-name="P46">PILOT APPLICATION OF 3D UNDERWATER IMAGING TECHNIQUES FOR MAPPING POSIDONIA OCEANICA (L.) DELILE MEADOWS </text:p>
          <text:p text:style-name="P46"/>
          <text:p text:style-name="P46"/>
        </text:list-item>
      </text:list>
      <text:p text:style-name="P53">Hindawi – Scientific Programming </text:p>
      <text:p text:style-name="P53"/>
      <text:list xml:id="list1100549631393745002" text:style-name="L6">
        <text:list-item>
          <text:p text:style-name="P45">Underwater Matching Correction Navigation Based on Geometric Features Using Sonar Point Cloud Data</text:p>
        </text:list-item>
      </text:list>
      <text:p text:style-name="P44"/>
      <text:p text:style-name="P44"/>
      <text:p text:style-name="P54">Wiley Online Library – Journal of Field Robotics</text:p>
      <text:p text:style-name="P54"/>
      <text:list xml:id="list2467211846845359756" text:style-name="L7">
        <text:list-item>
          <text:p text:style-name="P37">Haptic Object Recognition in Underwater and Deep‐sea Environments</text:p>
        </text:list-item>
        <text:list-item>
          <text:p text:style-name="P50"><text:span text:style-name="T5">Underwater SLAM in </text:span>Man-Made Structured Environments</text:p>
        </text:list-item>
        <text:list-item>
          <text:p text:style-name="P51">Long-term Mapping Techniques for Ship Hull Inspection and Surveillance using an Autonomous Underwater Vehicle</text:p>
          <text:p text:style-name="P37"/>
        </text:list-item>
      </text:list>
      <text:p text:style-name="P30"/>
      <text:p text:style-name="P60">The International Archives of the Photogrammetry, Remote Sensing and Spatial Information Sciences</text:p>
      <text:list xml:id="list2494597363628302529" text:style-name="L8">
        <text:list-item>
          <text:p text:style-name="P58">A COMPARISON BETWEEN ACTIVE AND PASSIVE TECHNIQUES FOR UNDERWATER 3D APPLICATIONS </text:p>
        </text:list-item>
      </text:list>
      <text:p text:style-name="P29"/>
      <text:p text:style-name="P29"/>
      <text:p text:style-name="P30"/>
      <text:p text:style-name="P27"/>
      <text:p text:style-name="P13"/>
      <text:p text:style-name="P22"/>
      <text:p text:style-name="P19"/>
      <text:p text:style-name="P8"/>
      <text:h text:style-name="P31" text:outline-level="1"/>
      <text:p text:style-name="P28"/>
      <text:p text:style-name="P19"/>
      <text:p text:style-name="P19"><text:soft-page-break/></text:p>
      <text:p text:style-name="P20"/>
      <text:p text:style-name="P20"/>
      <text:p text:style-name="P20"/>
      <text:p text:style-name="P18"/>
      <text:p text:style-name="P23"/>
      <text:p text:style-name="P23"/>
      <text:p text:style-name="P23"/>
      <text:p text:style-name="P1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2:48.415120282</meta:creation-date>
    <meta:editing-duration>PT2H7M46S</meta:editing-duration>
    <meta:editing-cycles>5</meta:editing-cycles>
    <meta:generator>LibreOffice/5.1.6.2$Linux_X86_64 LibreOffice_project/10m0$Build-2</meta:generator>
    <dc:date>2019-02-25T17:17:55.608899229</dc:date>
    <meta:document-statistic meta:table-count="0" meta:image-count="0" meta:object-count="0" meta:page-count="4" meta:paragraph-count="54" meta:word-count="570" meta:character-count="4021" meta:non-whitespace-character-count="3534"/>
  </office:meta>
</office:document-meta>
</file>